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7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righteous_fir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mproved_auras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zardr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ar_of_judgem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assive_divin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od_holy_flower_dmg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clarity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holy_flower_rest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icker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urifying_fires</text:p>
          </table:table-cell>
          <table:table-cell table:number-columns-repeated="5" table:style-name="ce2"/>
          <table:table-cell office:value-type="string" table:style-name="ce2">
            <text:p>holy_flower</text:p>
          </table:table-cell>
          <table:table-cell table:number-columns-repeated="1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raver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holy_flower_cure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ing_aur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start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4T09:46:55Z</dc:date>
    <meta:editing-cycles>16</meta:editing-cycles>
    <meta:editing-duration>PT1428S</meta:editing-duration>
  </office:meta>
</office:document-meta>
</file>